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28mm"/>
    </style:style>
    <style:style style:name="co4" style:family="table-column">
      <style:table-column-properties fo:break-before="auto" style:column-width="91.8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7.84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24.99mm"/>
    </style:style>
    <style:style style:name="co12" style:family="table-column">
      <style:table-column-properties fo:break-before="auto" style:column-width="94.83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35.9mm"/>
    </style:style>
    <style:style style:name="co15" style:family="table-column">
      <style:table-column-properties fo:break-before="auto" style:column-width="32.68mm"/>
    </style:style>
    <style:style style:name="co16" style:family="table-column">
      <style:table-column-properties fo:break-before="auto" style:column-width="32.21mm"/>
    </style:style>
    <style:style style:name="co17" style:family="table-column">
      <style:table-column-properties fo:break-before="auto" style:column-width="28.22mm"/>
    </style:style>
    <style:style style:name="co18" style:family="table-column">
      <style:table-column-properties fo:break-before="auto" style:column-width="4.52mm"/>
    </style:style>
    <style:style style:name="ro1" style:family="table-row">
      <style:table-row-properties style:row-height="40.01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25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007826" style:text-align-source="fix" style:repeat-content="false" fo:border="0.74pt solid #000000" style:vertical-align="middle"/>
      <style:paragraph-properties fo:text-align="center" fo:margin-left="0mm"/>
      <style:text-properties fo:color="#ffff00" fo:font-weight="bold" style:font-weight-asian="bold" style:font-weight-complex="bold"/>
    </style:style>
    <style:style style:name="ce24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99ccff" style:text-align-source="fix" style:repeat-content="false" fo:border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6666" style:text-align-source="fix" style:repeat-content="false" fo:border="0.74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Ins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Default"/>
        <table:table-row table:style-name="ro1">
          <table:table-cell table:style-name="ce17" office:value-type="string" calcext:value-type="string">
            <text:p>Opcode</text:p>
          </table:table-cell>
          <table:table-cell table:style-name="ce17" office:value-type="string" calcext:value-type="string">
            <text:p>Field that will use the value in next column</text:p>
          </table:table-cell>
          <table:table-cell table:style-name="ce17" office:value-type="string" calcext:value-type="string">
            <text:p>Value</text:p>
          </table:table-cell>
          <table:table-cell table:style-name="ce17" office:value-type="string" calcext:value-type="string">
            <text:p>Operation</text:p>
          </table:table-cell>
          <table:table-cell table:style-name="ce17" office:value-type="string" calcext:value-type="string">
            <text:p>Insn_Category</text:p>
          </table:table-cell>
          <table:table-cell table:style-name="ce17" office:value-type="string" calcext:value-type="string">
            <text:p>Format Index</text:p>
          </table:table-cell>
          <table:table-cell table:style-name="ce17" office:value-type="string" calcext:value-type="string">
            <text:p>Processing Status</text:p>
          </table:table-cell>
          <table:table-cell table:style-name="ce17" office:value-type="string" calcext:value-type="string">
            <text:p>Privilege</text:p>
            <text:p>(0 – no, 1 – yes, 2 – if ref’d ASR is privileged)</text:p>
          </table:table-cell>
          <table:table-cell/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" calcext:value-type="float">
            <text:p>001001</text:p>
          </table:table-cell>
          <table:table-cell office:value-type="string" calcext:value-type="string">
            <text:p>Load 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0" calcext:value-type="float">
            <text:p>001010</text:p>
          </table:table-cell>
          <table:table-cell office:value-type="string" calcext:value-type="string">
            <text:p>Load 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" calcext:value-type="float">
            <text:p>000010</text:p>
          </table:table-cell>
          <table:table-cell office:value-type="string" calcext:value-type="string">
            <text:p>Load Un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" calcext:value-type="float">
            <text:p>000011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SBA†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01" calcext:value-type="float">
            <text:p>011001</text:p>
          </table:table-cell>
          <table:table-cell office:value-type="string" calcext:value-type="string">
            <text:p>Load 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SHA†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10" calcext:value-type="float">
            <text:p>011010</text:p>
          </table:table-cell>
          <table:table-cell office:value-type="string" calcext:value-type="string">
            <text:p>Load 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UBA†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1" calcext:value-type="float">
            <text:p>010001</text:p>
          </table:table-cell>
          <table:table-cell office:value-type="string" calcext:value-type="string">
            <text:p>Load Un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UHA†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0" calcext:value-type="float">
            <text:p>010010</text:p>
          </table:table-cell>
          <table:table-cell office:value-type="string" calcext:value-type="string">
            <text:p>Load Un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A†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0" calcext:value-type="float">
            <text:p>010000</text:p>
          </table:table-cell>
          <table:table-cell office:value-type="string" calcext:value-type="string">
            <text:p>Load 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LDDA†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1" calcext:value-type="float">
            <text:p>010011</text:p>
          </table:table-cell>
          <table:table-cell office:value-type="string" calcext:value-type="string">
            <text:p>Load Double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00" calcext:value-type="float">
            <text:p>100000</text:p>
          </table:table-cell>
          <table:table-cell office:value-type="string" calcext:value-type="string">
            <text:p>Load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11" calcext:value-type="float">
            <text:p>100011</text:p>
          </table:table-cell>
          <table:table-cell office:value-type="string" calcext:value-type="string">
            <text:p>Load Double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01" calcext:value-type="float">
            <text:p>100001</text:p>
          </table:table-cell>
          <table:table-cell office:value-type="string" calcext:value-type="string">
            <text:p>Load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000" calcext:value-type="float">
            <text:p>110000</text:p>
          </table:table-cell>
          <table:table-cell office:value-type="string" calcext:value-type="string">
            <text:p>Load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011" calcext:value-type="float">
            <text:p>110011</text:p>
          </table:table-cell>
          <table:table-cell office:value-type="string" calcext:value-type="string">
            <text:p>Load Double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001" calcext:value-type="float">
            <text:p>110001</text:p>
          </table:table-cell>
          <table:table-cell office:value-type="string" calcext:value-type="string">
            <text:p>Load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" calcext:value-type="float">
            <text:p>000101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" calcext:value-type="float">
            <text:p>000110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" calcext:value-type="float">
            <text:p>000100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" calcext:value-type="float">
            <text:p>000111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BA†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01" calcext:value-type="float">
            <text:p>010101</text:p>
          </table:table-cell>
          <table:table-cell office:value-type="string" calcext:value-type="string">
            <text:p>Store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HA†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10" calcext:value-type="float">
            <text:p>010110</text:p>
          </table:table-cell>
          <table:table-cell office:value-type="string" calcext:value-type="string">
            <text:p>Store Half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A†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00" calcext:value-type="float">
            <text:p>010100</text:p>
          </table:table-cell>
          <table:table-cell office:value-type="string" calcext:value-type="string">
            <text:p>Store 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DA† 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11" calcext:value-type="float">
            <text:p>010111</text:p>
          </table:table-cell>
          <table:table-cell office:value-type="string" calcext:value-type="string">
            <text:p>Store Double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00" calcext:value-type="float">
            <text:p>100100</text:p>
          </table:table-cell>
          <table:table-cell office:value-type="string" calcext:value-type="string">
            <text:p>Stor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11" calcext:value-type="float">
            <text:p>100111</text:p>
          </table:table-cell>
          <table:table-cell office:value-type="string" calcext:value-type="string">
            <text:p>Store Doubl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01" calcext:value-type="float">
            <text:p>100101</text:p>
          </table:table-cell>
          <table:table-cell office:value-type="string" calcext:value-type="string">
            <text:p>Store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DFQ† 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10" calcext:value-type="float">
            <text:p>100110</text:p>
          </table:table-cell>
          <table:table-cell office:value-type="string" calcext:value-type="string">
            <text:p>Store Double Floating-point deferred-trap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100" calcext:value-type="float">
            <text:p>110100</text:p>
          </table:table-cell>
          <table:table-cell office:value-type="string" calcext:value-type="string">
            <text:p>Stor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111" calcext:value-type="float">
            <text:p>110111</text:p>
          </table:table-cell>
          <table:table-cell office:value-type="string" calcext:value-type="string">
            <text:p>Store Doubl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101" calcext:value-type="float">
            <text:p>110101</text:p>
          </table:table-cell>
          <table:table-cell office:value-type="string" calcext:value-type="string">
            <text:p>Store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TDCQ†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110" calcext:value-type="float">
            <text:p>110110</text:p>
          </table:table-cell>
          <table:table-cell office:value-type="string" calcext:value-type="string">
            <text:p>Store Double Coprocessor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1" calcext:value-type="float">
            <text:p>001101</text:p>
          </table:table-cell>
          <table:table-cell office:value-type="string" calcext:value-type="string">
            <text:p>Atomic Load-Store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DSTUBA† 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01" calcext:value-type="float">
            <text:p>011101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1" calcext:value-type="float">
            <text:p>001111</text:p>
          </table:table-cell>
          <table:table-cell office:value-type="string" calcext:value-type="string">
            <text:p>SWAP register with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WAPA† 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11" calcext:value-type="float">
            <text:p>011111</text:p>
          </table:table-cell>
          <table:table-cell office:value-type="string" calcext:value-type="string">
            <text:p>SWAP register with Alternate space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ETHI</text:p>
          </table:table-cell>
          <table:table-cell table:number-columns-repeated="2"/>
          <table:table-cell office:value-type="string" calcext:value-type="string">
            <text:p>Set High-Order 22 bits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NOP</text:p>
          </table:table-cell>
          <table:table-cell table:number-columns-repeated="2"/>
          <table:table-cell office:value-type="string" calcext:value-type="string">
            <text:p>No Operation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" calcext:value-type="float">
            <text:p>000011</text:p>
          </table:table-cell>
          <table:table-cell office:value-type="string" calcext:value-type="string">
            <text:p>Ex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0" calcext:value-type="float">
            <text:p>010000</text:p>
          </table:table-cell>
          <table:table-cell office:value-type="string" calcext:value-type="string">
            <text:p>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" calcext:value-type="float">
            <text:p>001000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00" calcext:value-type="float">
            <text:p>011000</text:p>
          </table:table-cell>
          <table:table-cell office:value-type="string" calcext:value-type="string">
            <text:p>Add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00" calcext:value-type="float">
            <text:p>100000</text:p>
          </table:table-cell>
          <table:table-cell office:value-type="string" calcext:value-type="string">
            <text:p>Tagged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10" calcext:value-type="float">
            <text:p>100010</text:p>
          </table:table-cell>
          <table:table-cell office:value-type="string" calcext:value-type="string">
            <text:p>Tagged Add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0" calcext:value-type="float">
            <text:p>001100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00" calcext:value-type="float">
            <text:p>011100</text:p>
          </table:table-cell>
          <table:table-cell office:value-type="string" calcext:value-type="string">
            <text:p>Subtract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01" calcext:value-type="float">
            <text:p>100001</text:p>
          </table:table-cell>
          <table:table-cell office:value-type="string" calcext:value-type="string">
            <text:p>Tagged 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011" calcext:value-type="float">
            <text:p>10001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0100" calcext:value-type="float">
            <text:p>100100</text:p>
          </table:table-cell>
          <table:table-cell office:value-type="string" calcext:value-type="string">
            <text:p>Multiply Step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7.1|B1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100" calcext:value-type="float">
            <text:p>111100</text:p>
          </table:table-cell>
          <table:table-cell office:value-type="string" calcext:value-type="string">
            <text:p>Sav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101" calcext:value-type="float">
            <text:p>111101</text:p>
          </table:table-cell>
          <table:table-cell office:value-type="string" calcext:value-type="string">
            <text:p>Restor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1" calcext:value-type="float">
            <text:p>1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0" calcext:value-type="float">
            <text:p>10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" calcext:value-type="float">
            <text:p>0010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" calcext:value-type="float">
            <text:p>0011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0" calcext:value-type="float">
            <text:p>1100</text:p>
          </table:table-cell>
          <table:table-cell office:value-type="string" calcext:value-type="string">
            <text:p>Branch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" calcext:value-type="float">
            <text:p>0100</text:p>
          </table:table-cell>
          <table:table-cell office:value-type="string" calcext:value-type="string">
            <text:p>Branch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1" calcext:value-type="float">
            <text:p>11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" calcext:value-type="float">
            <text:p>0101</text:p>
          </table:table-cell>
          <table:table-cell office:value-type="string" calcext:value-type="string">
            <text:p>Branch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0" calcext:value-type="float">
            <text:p>1110</text:p>
          </table:table-cell>
          <table:table-cell office:value-type="string" calcext:value-type="string">
            <text:p>Branch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" calcext:value-type="float">
            <text:p>0110</text:p>
          </table:table-cell>
          <table:table-cell office:value-type="string" calcext:value-type="string">
            <text:p>Branch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1" calcext:value-type="float">
            <text:p>1111</text:p>
          </table:table-cell>
          <table:table-cell office:value-type="string" calcext:value-type="string">
            <text:p>Branch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" calcext:value-type="float">
            <text:p>0111</text:p>
          </table:table-cell>
          <table:table-cell office:value-type="string" calcext:value-type="string">
            <text:p>Branch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" calcext:value-type="float">
            <text:p>0111</text:p>
          </table:table-cell>
          <table:table-cell office:value-type="string" calcext:value-type="string">
            <text:p>Branch on Un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" calcext:value-type="float">
            <text:p>01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" calcext:value-type="float">
            <text:p>0101</text:p>
          </table:table-cell>
          <table:table-cell office:value-type="string" calcext:value-type="string">
            <text:p>Branch on Unordered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" calcext:value-type="float">
            <text:p>0100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" calcext:value-type="float">
            <text:p>0011</text:p>
          </table:table-cell>
          <table:table-cell office:value-type="string" calcext:value-type="string">
            <text:p>Branch on Unordered or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" calcext:value-type="float">
            <text:p>0010</text:p>
          </table:table-cell>
          <table:table-cell office:value-type="string" calcext:value-type="string">
            <text:p>Branch on Less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1" calcext:value-type="float">
            <text:p>1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0" calcext:value-type="float">
            <text:p>1010</text:p>
          </table:table-cell>
          <table:table-cell office:value-type="string" calcext:value-type="string">
            <text:p>Branch on Unordered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0" calcext:value-type="float">
            <text:p>1100</text:p>
          </table:table-cell>
          <table:table-cell office:value-type="string" calcext:value-type="string">
            <text:p>Branch on Unordered or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1" calcext:value-type="float">
            <text:p>1101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0" calcext:value-type="float">
            <text:p>1110</text:p>
          </table:table-cell>
          <table:table-cell office:value-type="string" calcext:value-type="string">
            <text:p>Branch on Unordered or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1" calcext:value-type="float">
            <text:p>1111</text:p>
          </table:table-cell>
          <table:table-cell office:value-type="string" calcext:value-type="string">
            <text:p>Branch on 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0" calcext:value-type="float">
            <text:p>1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0" calcext:value-type="float">
            <text:p>0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" calcext:value-type="float">
            <text:p>0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" calcext:value-type="float">
            <text:p>0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" calcext:value-type="float">
            <text:p>0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" calcext:value-type="float">
            <text:p>0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" calcext:value-type="float">
            <text:p>0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" calcext:value-type="float">
            <text:p>0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" calcext:value-type="float">
            <text:p>0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1" calcext:value-type="float">
            <text:p>1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0" calcext:value-type="float">
            <text:p>1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1" calcext:value-type="float">
            <text:p>1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0" calcext:value-type="float">
            <text:p>1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1" calcext:value-type="float">
            <text:p>1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0" calcext:value-type="float">
            <text:p>1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1" calcext:value-type="float">
            <text:p>1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21" office:value-type="float" office:value="1" calcext:value-type="float">
            <text:p>01</text:p>
          </table:table-cell>
          <table:table-cell office:value-type="string" calcext:value-type="string">
            <text:p>Call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000" calcext:value-type="float">
            <text:p>111000</text:p>
          </table:table-cell>
          <table:table-cell office:value-type="string" calcext:value-type="string">
            <text:p>Jump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table:style-name="ce19" office:value-type="float" office:value="111001" calcext:value-type="float">
            <text:p>111001</text:p>
          </table:table-cell>
          <table:table-cell office:value-type="string" calcext:value-type="string">
            <text:p>Return from Trap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6.1|B2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A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0" calcext:value-type="float">
            <text:p>1000</text:p>
          </table:table-cell>
          <table:table-cell office:value-type="string" calcext:value-type="string">
            <text:p>Trap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N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Trap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N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1" calcext:value-type="float">
            <text:p>1001</text:p>
          </table:table-cell>
          <table:table-cell office:value-type="string" calcext:value-type="string">
            <text:p>Trap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Trap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G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0" calcext:value-type="float">
            <text:p>1010</text:p>
          </table:table-cell>
          <table:table-cell office:value-type="string" calcext:value-type="string">
            <text:p>Trap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L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" calcext:value-type="float">
            <text:p>0010</text:p>
          </table:table-cell>
          <table:table-cell office:value-type="string" calcext:value-type="string">
            <text:p>Trap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GE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1" calcext:value-type="float">
            <text:p>1011</text:p>
          </table:table-cell>
          <table:table-cell office:value-type="string" calcext:value-type="string">
            <text:p>Trap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L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" calcext:value-type="float">
            <text:p>0011</text:p>
          </table:table-cell>
          <table:table-cell office:value-type="string" calcext:value-type="string">
            <text:p>Trap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GU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0" calcext:value-type="float">
            <text:p>1100</text:p>
          </table:table-cell>
          <table:table-cell office:value-type="string" calcext:value-type="string">
            <text:p>Trap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LEU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0" calcext:value-type="float">
            <text:p>0100</text:p>
          </table:table-cell>
          <table:table-cell office:value-type="string" calcext:value-type="string">
            <text:p>Trap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CC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1" calcext:value-type="float">
            <text:p>11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01" calcext:value-type="float">
            <text:p>0101</text:p>
          </table:table-cell>
          <table:table-cell office:value-type="string" calcext:value-type="string">
            <text:p>Trap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POS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0" calcext:value-type="float">
            <text:p>1110</text:p>
          </table:table-cell>
          <table:table-cell office:value-type="string" calcext:value-type="string">
            <text:p>Trap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NEG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0" calcext:value-type="float">
            <text:p>0110</text:p>
          </table:table-cell>
          <table:table-cell office:value-type="string" calcext:value-type="string">
            <text:p>Trap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VC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1" calcext:value-type="float">
            <text:p>1111</text:p>
          </table:table-cell>
          <table:table-cell office:value-type="string" calcext:value-type="string">
            <text:p>Trap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TVS</text:p>
          </table:table-cell>
          <table:table-cell office:value-type="string" calcext:value-type="string">
            <text:p>cond</text:p>
          </table:table-cell>
          <table:table-cell table:style-name="ce20" office:value-type="float" office:value="111" calcext:value-type="float">
            <text:p>0111</text:p>
          </table:table-cell>
          <table:table-cell office:value-type="string" calcext:value-type="string">
            <text:p>Trap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Y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Y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Ancillary State Register (reserved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PSR†</text:p>
          </table:table-cell>
          <table:table-cell office:value-type="string" calcext:value-type="string">
            <text:p>op3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Read Processor Stat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WIM†</text:p>
          </table:table-cell>
          <table:table-cell office:value-type="string" calcext:value-type="string">
            <text:p>op3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Read Window Invalid Mask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TBR†</text:p>
          </table:table-cell>
          <table:table-cell office:value-type="string" calcext:value-type="string">
            <text:p>op3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Read Trap Bas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Y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Ancillary State Register (reserved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PSR†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Write Processor Stat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WIM†</text:p>
          </table:table-cell>
          <table:table-cell office:value-type="string" calcext:value-type="string">
            <text:p>op3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Write Window Invalid Mask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TBR†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Write Trap Bas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BAR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Store Barrier</text:p>
          </table:table-cell>
          <table:table-cell/>
          <table:table-cell office:value-type="string" calcext:value-type="string">
            <text:p>B3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UNIMP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mplemented</text:p>
          </table:table-cell>
          <table:table-cell/>
          <table:table-cell office:value-type="string" calcext:value-type="string">
            <text:p>B3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Flush Instruction Memory</text:p>
          </table:table-cell>
          <table:table-cell/>
          <table:table-cell office:value-type="string" calcext:value-type="string">
            <text:p>B32.1|B3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FPop1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FPop2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iTOs</text:p>
          </table:table-cell>
          <table:table-cell office:value-type="string" calcext:value-type="string">
            <text:p>opf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iTOd</text:p>
          </table:table-cell>
          <table:table-cell office:value-type="string" calcext:value-type="string">
            <text:p>opf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iTOq</text:p>
          </table:table-cell>
          <table:table-cell office:value-type="string" calcext:value-type="string">
            <text:p>opf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TOi</text:p>
          </table:table-cell>
          <table:table-cell office:value-type="string" calcext:value-type="string">
            <text:p>opf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TOi</text:p>
          </table:table-cell>
          <table:table-cell office:value-type="string" calcext:value-type="string">
            <text:p>opf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qTOi</text:p>
          </table:table-cell>
          <table:table-cell office:value-type="string" calcext:value-type="string">
            <text:p>opf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TOd</text:p>
          </table:table-cell>
          <table:table-cell office:value-type="string" calcext:value-type="string">
            <text:p>opf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TOq</text:p>
          </table:table-cell>
          <table:table-cell office:value-type="string" calcext:value-type="string">
            <text:p>opf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TOs</text:p>
          </table:table-cell>
          <table:table-cell office:value-type="string" calcext:value-type="string">
            <text:p>opf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TOq</text:p>
          </table:table-cell>
          <table:table-cell office:value-type="string" calcext:value-type="string">
            <text:p>opf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qTOs</text:p>
          </table:table-cell>
          <table:table-cell office:value-type="string" calcext:value-type="string">
            <text:p>opf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qTOd</text:p>
          </table:table-cell>
          <table:table-cell office:value-type="string" calcext:value-type="string">
            <text:p>opf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MOVs</text:p>
          </table:table-cell>
          <table:table-cell office:value-type="string" calcext:value-type="string">
            <text:p>o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NEGs</text:p>
          </table:table-cell>
          <table:table-cell office:value-type="string" calcext:value-type="string">
            <text:p>opf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ABSs</text:p>
          </table:table-cell>
          <table:table-cell office:value-type="string" calcext:value-type="string">
            <text:p>opf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QRTs</text:p>
          </table:table-cell>
          <table:table-cell office:value-type="string" calcext:value-type="string">
            <text:p>opf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QRTd</text:p>
          </table:table-cell>
          <table:table-cell office:value-type="string" calcext:value-type="string">
            <text:p>opf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QRTq</text:p>
          </table:table-cell>
          <table:table-cell office:value-type="string" calcext:value-type="string">
            <text:p>opf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ADDs</text:p>
          </table:table-cell>
          <table:table-cell office:value-type="string" calcext:value-type="string">
            <text:p>opf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ADDd</text:p>
          </table:table-cell>
          <table:table-cell office:value-type="string" calcext:value-type="string">
            <text:p>opf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ADDq</text:p>
          </table:table-cell>
          <table:table-cell office:value-type="string" calcext:value-type="string">
            <text:p>opf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UBs</text:p>
          </table:table-cell>
          <table:table-cell office:value-type="string" calcext:value-type="string">
            <text:p>opf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UBd</text:p>
          </table:table-cell>
          <table:table-cell office:value-type="string" calcext:value-type="string">
            <text:p>opf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UBq</text:p>
          </table:table-cell>
          <table:table-cell office:value-type="string" calcext:value-type="string">
            <text:p>opf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MULs</text:p>
          </table:table-cell>
          <table:table-cell office:value-type="string" calcext:value-type="string">
            <text:p>opf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MULd</text:p>
          </table:table-cell>
          <table:table-cell office:value-type="string" calcext:value-type="string">
            <text:p>opf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MULq</text:p>
          </table:table-cell>
          <table:table-cell office:value-type="string" calcext:value-type="string">
            <text:p>opf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sMULd</text:p>
          </table:table-cell>
          <table:table-cell office:value-type="string" calcext:value-type="string">
            <text:p>opf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MULq</text:p>
          </table:table-cell>
          <table:table-cell office:value-type="string" calcext:value-type="string">
            <text:p>opf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IVs</text:p>
          </table:table-cell>
          <table:table-cell office:value-type="string" calcext:value-type="string">
            <text:p>opf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IVd</text:p>
          </table:table-cell>
          <table:table-cell office:value-type="string" calcext:value-type="string">
            <text:p>opf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DIVq</text:p>
          </table:table-cell>
          <table:table-cell office:value-type="string" calcext:value-type="string">
            <text:p>op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s</text:p>
          </table:table-cell>
          <table:table-cell office:value-type="string" calcext:value-type="string">
            <text:p>opf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d</text:p>
          </table:table-cell>
          <table:table-cell office:value-type="string" calcext:value-type="string">
            <text:p>opf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q</text:p>
          </table:table-cell>
          <table:table-cell office:value-type="string" calcext:value-type="string">
            <text:p>opf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Es</text:p>
          </table:table-cell>
          <table:table-cell office:value-type="string" calcext:value-type="string">
            <text:p>opf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Ed</text:p>
          </table:table-cell>
          <table:table-cell office:value-type="string" calcext:value-type="string">
            <text:p>opf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CMPEq</text:p>
          </table:table-cell>
          <table:table-cell office:value-type="string" calcext:value-type="string">
            <text:p>opf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Pop1</text:p>
          </table:table-cell>
          <table:table-cell office:value-type="string" calcext:value-type="string">
            <text:p>opc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Pop2</text:p>
          </table:table-cell>
          <table:table-cell office:value-type="string" calcext:value-type="string">
            <text:p>opc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4" table:number-rows-repeated="104837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Formats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8" table:number-columns-repeated="4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6" table:default-cell-style-name="Default"/>
        <table:table-row table:style-name="ro4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Opcode Pattern String</text:p>
          </table:table-cell>
          <table:table-cell office:value-type="string" calcext:value-type="string">
            <text:p>Opcode Bit String</text:p>
          </table:table-cell>
          <table:table-cell office:value-type="string" calcext:value-type="string">
            <text:p>Opcode Integer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4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4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4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4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</table:table>
      <table:table table:name="Ajit-Additions" table:style-name="ta1">
        <table:table-column table:style-name="co8" table:default-cell-style-name="Default"/>
        <table:table-column table:style-name="co8" table:default-cell-style-name="ce18"/>
        <table:table-column table:style-name="co8" table:default-cell-style-name="ce19"/>
        <table:table-column table:style-name="co9" table:default-cell-style-name="Default"/>
        <table:table-column table:style-name="co10" table:default-cell-style-name="ce18"/>
        <table:table-column table:style-name="co8" table:number-columns-repeated="3" table:default-cell-style-name="ce18"/>
        <table:table-column table:style-name="co8" table:number-columns-repeated="8" table:default-cell-style-name="Default"/>
        <table:table-row table:style-name="ro5">
          <table:table-cell table:style-name="ce17" office:value-type="string" calcext:value-type="string">
            <text:p>Opcode</text:p>
          </table:table-cell>
          <table:table-cell table:style-name="ce17" office:value-type="string" calcext:value-type="string">
            <text:p>Field that will use the value in next column</text:p>
          </table:table-cell>
          <table:table-cell table:style-name="ce17" office:value-type="string" calcext:value-type="string">
            <text:p>Value</text:p>
          </table:table-cell>
          <table:table-cell table:style-name="ce17" office:value-type="string" calcext:value-type="string">
            <text:p>Operation</text:p>
          </table:table-cell>
          <table:table-cell table:style-name="ce17" office:value-type="string" calcext:value-type="string">
            <text:p>Insn_Category</text:p>
          </table:table-cell>
          <table:table-cell table:style-name="ce17" office:value-type="string" calcext:value-type="string">
            <text:p>Format Index</text:p>
          </table:table-cell>
          <table:table-cell table:style-name="ce17" office:value-type="string" calcext:value-type="string">
            <text:p>Processing Status</text:p>
          </table:table-cell>
          <table:table-cell table:style-name="ce17" office:value-type="string" calcext:value-type="string">
            <text:p>Privilege</text:p>
            <text:p>(0 – no, 1 – yes, 2 – if ref’d ASR is privileged)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9"/>
          <table:table-cell/>
          <table:table-cell table:style-name="ce18" table:number-columns-repeated="4"/>
        </table:table-row>
        <table:table-row table:style-name="ro4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table:style-name="ce18"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table:style-name="ce18"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table:style-name="ce18"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table:style-name="ce18"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table:style-name="ce18"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table:style-name="ce18"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table:style-name="ce18"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table:style-name="ce18"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table:style-name="ce18"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table:style-name="ce18"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table:style-name="ce18"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Sheet4" table:style-name="ta1">
        <office:forms form:automatic-focus="false" form:apply-design-mode="false"/>
        <table:table-column table:style-name="co8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ce18"/>
        <table:table-column table:style-name="co8" table:default-cell-style-name="Default"/>
        <table:table-column table:style-name="co8" table:number-columns-repeated="2" table:default-cell-style-name="ce5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05" table:default-cell-style-name="Default"/>
        <table:table-row table:style-name="ro6">
          <table:table-cell table:style-name="ce22" office:value-type="string" calcext:value-type="string">
            <text:p>Opcode</text:p>
          </table:table-cell>
          <table:table-cell table:style-name="ce22" office:value-type="string" calcext:value-type="string">
            <text:p>Format type</text:p>
          </table:table-cell>
          <table:table-cell table:style-name="ce22" office:value-type="string" calcext:value-type="string">
            <text:p>Format Value</text:p>
          </table:table-cell>
          <table:table-cell table:style-name="ce22" office:value-type="string" calcext:value-type="string">
            <text:p>Other fiel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Operation</text:p>
          </table:table-cell>
          <table:table-cell table:style-name="ce22" office:value-type="string" calcext:value-type="string">
            <text:p>Sparc V8 Manual main description page</text:p>
          </table:table-cell>
          <table:table-cell table:style-name="ce22" office:value-type="string" calcext:value-type="string">
            <text:p>Sparc V8 Manual main description Chapter reference</text:p>
          </table:table-cell>
          <table:table-cell table:style-name="ce22" office:value-type="string" calcext:value-type="string">
            <text:p>Insn Category</text:p>
          </table:table-cell>
          <table:table-cell table:style-name="ce22" office:value-type="string" calcext:value-type="string">
            <text:p>Insn Category Index</text:p>
          </table:table-cell>
          <table:table-cell table:style-name="ce22" office:value-type="string" calcext:value-type="string">
            <text:p>Format Index</text:p>
          </table:table-cell>
          <table:table-cell table:style-name="ce17" office:value-type="string" calcext:value-type="string">
            <text:p>Processing Status</text:p>
          </table:table-cell>
          <table:table-cell table:style-name="ce17" office:value-type="string" calcext:value-type="string">
            <text:p>Privilege</text:p>
          </table:table-cell>
          <table:table-cell table:style-name="ce22" office:value-type="string" calcext:value-type="string">
            <text:p>Notes</text:p>
          </table:table-cell>
          <table:table-cell table:style-name="ce22" office:value-type="string" calcext:value-type="string">
            <text:p>ASM Rator Syntax</text:p>
          </table:table-cell>
          <table:table-cell table:style-name="ce22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3"/>
        </table:table-row>
        <table:table-row table:style-name="ro4">
          <table:table-cell office:value-type="string" calcext:value-type="string">
            <text:p>LDSB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" calcext:value-type="float">
            <text:p>001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SH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0" calcext:value-type="float">
            <text:p>00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UB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" calcext:value-type="float">
            <text:p>00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UH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" calcext:value-type="float">
            <text:p>000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0" calcext:value-type="float">
            <text:p>00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D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" calcext:value-type="float">
            <text:p>00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SBA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01" calcext:value-type="float">
            <text:p>011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si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SHA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0" calcext:value-type="float">
            <text:p>0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si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UBA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1" calcext:value-type="float">
            <text:p>01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si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UHA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0" calcext:value-type="float">
            <text:p>010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si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A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0" calcext:value-type="float">
            <text:p>01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si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DA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1" calcext:value-type="float">
            <text:p>01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si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F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00" calcext:value-type="float">
            <text:p>10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DF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11" calcext:value-type="float">
            <text:p>10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FS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01" calcext:value-type="float">
            <text:p>10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000" calcext:value-type="float">
            <text:p>11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D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011" calcext:value-type="float">
            <text:p>11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CSR 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001" calcext:value-type="float">
            <text:p>11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B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" calcext:value-type="float">
            <text:p>00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H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" calcext:value-type="float">
            <text:p>00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" calcext:value-type="float">
            <text:p>00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D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" calcext:value-type="float">
            <text:p>00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BA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01" calcext:value-type="float">
            <text:p>01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HA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10" calcext:value-type="float">
            <text:p>01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A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00" calcext:value-type="float">
            <text:p>01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DA 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11" calcext:value-type="float">
            <text:p>01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F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00" calcext:value-type="float">
            <text:p>10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DF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11" calcext:value-type="float">
            <text:p>10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FS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01" calcext:value-type="float">
            <text:p>10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DFQ 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10" calcext:value-type="float">
            <text:p>10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00" calcext:value-type="float">
            <text:p>11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D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11" calcext:value-type="float">
            <text:p>11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CS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01" calcext:value-type="float">
            <text:p>11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DCQ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10" calcext:value-type="float">
            <text:p>11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STUB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" calcext:value-type="float">
            <text:p>001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WAP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" calcext:value-type="float">
            <text:p>001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formula="of:=LOWER([.A37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ETHI</text:p>
          </table:table-cell>
          <table:table-cell table:style-name="ce18" office:value-type="string" calcext:value-type="string">
            <text:p>op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table:formula="of:=LOWER([.A38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NOP</text:p>
          </table:table-cell>
          <table:table-cell table:style-name="ce18" office:value-type="string" calcext:value-type="string">
            <text:p>op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office:value-type="string" calcext:value-type="string">
            <text:p>No Opera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table:formula="of:=LOWER([.A39])" office:value-type="string" office:string-value="nop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ND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" calcext:value-type="float">
            <text:p>00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40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ND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1" calcext:value-type="float">
            <text:p>01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41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NDN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" calcext:value-type="float">
            <text:p>00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42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NDN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01" calcext:value-type="float">
            <text:p>01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43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O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" calcext:value-type="float">
            <text:p>000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44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OR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0" calcext:value-type="float">
            <text:p>010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45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ORN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" calcext:value-type="float">
            <text:p>00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46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ORN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10" calcext:value-type="float">
            <text:p>01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47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XO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" calcext:value-type="float">
            <text:p>00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48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XOR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1" calcext:value-type="float">
            <text:p>01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49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XNO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" calcext:value-type="float">
            <text:p>00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50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XNOR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11" calcext:value-type="float">
            <text:p>01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51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LL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01" calcext:value-type="float">
            <text:p>10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52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RL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10" calcext:value-type="float">
            <text:p>10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53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RA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11" calcext:value-type="float">
            <text:p>10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54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DD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0" calcext:value-type="float">
            <text:p>00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55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DD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0" calcext:value-type="float">
            <text:p>01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56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DDX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" calcext:value-type="float">
            <text:p>001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57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DDX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00" calcext:value-type="float">
            <text:p>011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58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ADD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00" calcext:value-type="float">
            <text:p>10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59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ADDccTV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10" calcext:value-type="float">
            <text:p>100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60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UB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" calcext:value-type="float">
            <text:p>00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61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UB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00" calcext:value-type="float">
            <text:p>01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62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UBX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0" calcext:value-type="float">
            <text:p>001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63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UBX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00" calcext:value-type="float">
            <text:p>011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64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SUB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01" calcext:value-type="float">
            <text:p>10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65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SUBccTV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11" calcext:value-type="float">
            <text:p>10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66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MULS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00" calcext:value-type="float">
            <text:p>10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67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UMUL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0" calcext:value-type="float">
            <text:p>00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68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MUL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1" calcext:value-type="float">
            <text:p>001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69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UMUL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0" calcext:value-type="float">
            <text:p>0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70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MUL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1" calcext:value-type="float">
            <text:p>011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71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UDIV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0" calcext:value-type="float">
            <text:p>001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72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DIV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" calcext:value-type="float">
            <text:p>001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73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UDIV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0" calcext:value-type="float">
            <text:p>011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74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DIV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1" calcext:value-type="float">
            <text:p>011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75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AVE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00" calcext:value-type="float">
            <text:p>111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76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ESTORE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01" calcext:value-type="float">
            <text:p>111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77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A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78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N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0" calcext:value-type="float">
            <text:p>0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79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N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80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" calcext:value-type="float">
            <text:p>0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81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G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0" calcext:value-type="float">
            <text:p>1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82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L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" calcext:value-type="float">
            <text:p>0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83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G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1" calcext:value-type="float">
            <text:p>1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84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L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" calcext:value-type="float">
            <text:p>0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85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GU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86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LEU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" calcext:value-type="float">
            <text:p>0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87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CC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1" calcext:value-type="float">
            <text:p>1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88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CS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" calcext:value-type="float">
            <text:p>0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89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POS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90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NEG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" calcext:value-type="float">
            <text:p>0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91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VC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1" calcext:value-type="float">
            <text:p>1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92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VS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" calcext:value-type="float">
            <text:p>0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93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A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94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N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0" calcext:value-type="float">
            <text:p>0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95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" calcext:value-type="float">
            <text:p>0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96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G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" calcext:value-type="float">
            <text:p>0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97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G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" calcext:value-type="float">
            <text:p>0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98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L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" calcext:value-type="float">
            <text:p>0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99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L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" calcext:value-type="float">
            <text:p>0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00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LG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" calcext:value-type="float">
            <text:p>0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01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N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" calcext:value-type="float">
            <text:p>0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02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03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0" calcext:value-type="float">
            <text:p>1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04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G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1" calcext:value-type="float">
            <text:p>1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05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G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06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L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1" calcext:value-type="float">
            <text:p>1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07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L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08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O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1" calcext:value-type="float">
            <text:p>1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09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A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10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N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0" calcext:value-type="float">
            <text:p>0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11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" calcext:value-type="float">
            <text:p>0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12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2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" calcext:value-type="float">
            <text:p>0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13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2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" calcext:value-type="float">
            <text:p>0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14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1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" calcext:value-type="float">
            <text:p>0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15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1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" calcext:value-type="float">
            <text:p>0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16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12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" calcext:value-type="float">
            <text:p>0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17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12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" calcext:value-type="float">
            <text:p>0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18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19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0" calcext:value-type="float">
            <text:p>1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20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2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1" calcext:value-type="float">
            <text:p>1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21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2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22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1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1" calcext:value-type="float">
            <text:p>1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23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1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24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12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1" calcext:value-type="float">
            <text:p>1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LOWER([.A125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ALL</text:p>
          </table:table-cell>
          <table:table-cell table:style-name="ce18" office:value-type="string" calcext:value-type="string">
            <text:p>op</text:p>
          </table:table-cell>
          <table:table-cell table:style-name="ce21" office:value-type="float" office:value="1" calcext:value-type="float">
            <text:p>01</text:p>
          </table:table-cell>
          <table:table-cell table:style-name="ce21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26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JMPL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000" calcext:value-type="float">
            <text:p>111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27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ETT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001" calcext:value-type="float">
            <text:p>111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28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A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29])" office:value-type="string" office:string-value="ta" calcext:value-type="string">
            <text:p>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N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formula="of:=LOWER([.A130])" office:value-type="string" office:string-value="tn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NE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31])" office:value-type="string" office:string-value="tne" calcext:value-type="string">
            <text:p>t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E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32])" office:value-type="string" office:string-value="te" calcext:value-type="string">
            <text:p>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G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33])" office:value-type="string" office:string-value="tg" calcext:value-type="string">
            <text:p>t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LE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34])" office:value-type="string" office:string-value="tle" calcext:value-type="string">
            <text:p>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GE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35])" office:value-type="string" office:string-value="tge" calcext:value-type="string">
            <text:p>t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L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36])" office:value-type="string" office:string-value="tl" calcext:value-type="string">
            <text:p>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GU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37])" office:value-type="string" office:string-value="tgu" calcext:value-type="string">
            <text:p>tg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LEU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38])" office:value-type="string" office:string-value="tleu" calcext:value-type="string">
            <text:p>t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CC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39])" office:value-type="string" office:string-value="tcc" calcext:value-type="string">
            <text:p>t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CS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40])" office:value-type="string" office:string-value="tcs" calcext:value-type="string">
            <text:p>t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POS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41])" office:value-type="string" office:string-value="tpos" calcext:value-type="string">
            <text:p>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NEG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42])" office:value-type="string" office:string-value="tneg" calcext:value-type="string">
            <text:p>tn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VC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43])" office:value-type="string" office:string-value="tvc" calcext:value-type="string">
            <text:p>tv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VS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44])" office:value-type="string" office:string-value="tvs" calcext:value-type="string">
            <text:p>t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DY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01000" calcext:value-type="float">
            <text:p>101000</text:p>
          </table:table-cell>
          <table:table-cell table:style-name="ce19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rs1=0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DASR‡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01000" calcext:value-type="float">
            <text:p>101000</text:p>
          </table:table-cell>
          <table:table-cell table:style-name="ce19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Rs = 1 … 15, causes undefined results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DASR‡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01000" calcext:value-type="float">
            <text:p>101000</text:p>
          </table:table-cell>
          <table:table-cell table:style-name="ce19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tbar = rdasr with rd=0 and rs1=15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DPSR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01001" calcext:value-type="float">
            <text:p>101001</text:p>
          </table:table-cell>
          <table:table-cell table:style-name="ce19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DWIM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01010" calcext:value-type="float">
            <text:p>101010</text:p>
          </table:table-cell>
          <table:table-cell table:style-name="ce19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DTBR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01011" calcext:value-type="float">
            <text:p>101011</text:p>
          </table:table-cell>
          <table:table-cell table:style-name="ce19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RY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000" calcext:value-type="float">
            <text:p>110000</text:p>
          </table:table-cell>
          <table:table-cell table:style-name="ce19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d=0</text:p>
          </table:table-cell>
          <table:table-cell table:formula="of:=LOWER([.A151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RASR‡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000" calcext:value-type="float">
            <text:p>110000</text:p>
          </table:table-cell>
          <table:table-cell table:style-name="ce19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s = 1 … 15, causes undefined results</text:p>
          </table:table-cell>
          <table:table-cell table:formula="of:=LOWER([.A152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RASR‡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000" calcext:value-type="float">
            <text:p>110000</text:p>
          </table:table-cell>
          <table:table-cell table:style-name="ce19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53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RPSR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001" calcext:value-type="float">
            <text:p>110001</text:p>
          </table:table-cell>
          <table:table-cell table:style-name="ce19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formula="of:=LOWER([.A154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RWIM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010" calcext:value-type="float">
            <text:p>110010</text:p>
          </table:table-cell>
          <table:table-cell table:style-name="ce19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formula="of:=LOWER([.A155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WRTBR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011" calcext:value-type="float">
            <text:p>110011</text:p>
          </table:table-cell>
          <table:table-cell table:style-name="ce19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18" office:value-type="string" calcext:value-type="string">
            <text:p>State Registe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formula="of:=LOWER([.A156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BAR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01000" calcext:value-type="float">
            <text:p>101000</text:p>
          </table:table-cell>
          <table:table-cell table:style-name="ce19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formula="of:=LOWER([.A157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UNIMP</text:p>
          </table:table-cell>
          <table:table-cell table:style-name="ce18" office:value-type="string" calcext:value-type="string">
            <text:p>op2</text:p>
          </table:table-cell>
          <table:table-cell table:style-name="ce18" office:value-type="float" office:value="0" calcext:value-type="float">
            <text:p>0</text:p>
          </table:table-cell>
          <table:table-cell table:style-name="ce19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18" table:number-columns-repeated="2"/>
          <table:table-cell table:style-name="ce18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 table:formula="of:=LOWER([.A158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LUSH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1011" calcext:value-type="float">
            <text:p>111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59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iTO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60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iTOd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61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iTOq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62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sTOi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63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dTOi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64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qTOi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65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sTOd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66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sTOq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67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dTO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68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dTOq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69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qTO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70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qTOd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71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MOV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72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NEG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73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ABS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74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SQRT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75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SQRTd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76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SQRTq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77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ADD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78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ADDd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79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ADDq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80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SUB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81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SUBd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82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SUBq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83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MUL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84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MULd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85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MULq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86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sMULd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87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dMULq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88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DIV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89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DIVd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90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DIVq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0" calcext:value-type="float">
            <text:p>110100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91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CMP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1" calcext:value-type="float">
            <text:p>110101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92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CMPd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1" calcext:value-type="float">
            <text:p>110101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93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CMPq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1" calcext:value-type="float">
            <text:p>110101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94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CMPEs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1" calcext:value-type="float">
            <text:p>110101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95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CMPEd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1" calcext:value-type="float">
            <text:p>110101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96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CMPEq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0101" calcext:value-type="float">
            <text:p>110101</text:p>
          </table:table-cell>
          <table:table-cell table:style-name="ce18" office:value-type="string" calcext:value-type="string">
            <text:p>opf</text:p>
          </table:table-cell>
          <table:table-cell table:style-name="ce18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18" office:value-type="string" calcext:value-type="string">
            <text:p>Floating Point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197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rs1</text:p>
          </table:table-cell>
          <table:table-cell office:value-type="string" calcext:value-type="string">
            <text:p>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table:style-name="ce42" office:value-type="string" calcext:value-type="string">
            <text:p>CPop1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0" calcext:value-type="float">
            <text:p>110110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60" table:formula="of:=LOWER([.A198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table:style-name="ce42" office:value-type="string" calcext:value-type="string">
            <text:p>CPop2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1" calcext:value-type="float">
            <text:p>110111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60" table:formula="of:=LOWER([.A199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SB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" calcext:value-type="float">
            <text:p>001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00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SH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0" calcext:value-type="float">
            <text:p>00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01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UB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" calcext:value-type="float">
            <text:p>00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02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UH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" calcext:value-type="float">
            <text:p>000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03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0" calcext:value-type="float">
            <text:p>00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04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D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" calcext:value-type="float">
            <text:p>00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05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F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00" calcext:value-type="float">
            <text:p>10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DF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11" calcext:value-type="float">
            <text:p>10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FS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01" calcext:value-type="float">
            <text:p>10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000" calcext:value-type="float">
            <text:p>11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D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011" calcext:value-type="float">
            <text:p>11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CSR 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001" calcext:value-type="float">
            <text:p>11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B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" calcext:value-type="float">
            <text:p>00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12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H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" calcext:value-type="float">
            <text:p>00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13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" calcext:value-type="float">
            <text:p>00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14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D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" calcext:value-type="float">
            <text:p>00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15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F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00" calcext:value-type="float">
            <text:p>10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16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DF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11" calcext:value-type="float">
            <text:p>10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17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FS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01" calcext:value-type="float">
            <text:p>10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18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DFQ 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10" calcext:value-type="float">
            <text:p>10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19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00" calcext:value-type="float">
            <text:p>11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20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D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11" calcext:value-type="float">
            <text:p>11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21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CS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01" calcext:value-type="float">
            <text:p>11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22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TDCQ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10" calcext:value-type="float">
            <text:p>11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23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LDSTUBA 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01" calcext:value-type="float">
            <text:p>011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24])" office:value-type="string" office:string-value="ldstuba " calcext:value-type="string">
            <text:p>ldstub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WAPA 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1" calcext:value-type="float">
            <text:p>011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25])" office:value-type="string" office:string-value="swapa " calcext:value-type="string">
            <text:p>swap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ND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" calcext:value-type="float">
            <text:p>00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26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ND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1" calcext:value-type="float">
            <text:p>01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27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NDN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" calcext:value-type="float">
            <text:p>00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28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NDN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01" calcext:value-type="float">
            <text:p>01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29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O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" calcext:value-type="float">
            <text:p>000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30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OR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0" calcext:value-type="float">
            <text:p>010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31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ORN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" calcext:value-type="float">
            <text:p>00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32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ORN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10" calcext:value-type="float">
            <text:p>01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33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XO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" calcext:value-type="float">
            <text:p>00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34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XOR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1" calcext:value-type="float">
            <text:p>01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35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XNOR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" calcext:value-type="float">
            <text:p>00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36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XNOR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11" calcext:value-type="float">
            <text:p>01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37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LL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01" calcext:value-type="float">
            <text:p>100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38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RL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10" calcext:value-type="float">
            <text:p>100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39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RA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11" calcext:value-type="float">
            <text:p>100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40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DD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0" calcext:value-type="float">
            <text:p>00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41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DD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0" calcext:value-type="float">
            <text:p>01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42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DDX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" calcext:value-type="float">
            <text:p>001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43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ADDX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00" calcext:value-type="float">
            <text:p>011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44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ADD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00" calcext:value-type="float">
            <text:p>100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45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ADDccTV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10" calcext:value-type="float">
            <text:p>100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46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UB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" calcext:value-type="float">
            <text:p>00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47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UB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00" calcext:value-type="float">
            <text:p>01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48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UBX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0" calcext:value-type="float">
            <text:p>001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49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UBX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00" calcext:value-type="float">
            <text:p>011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50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SUB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01" calcext:value-type="float">
            <text:p>100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51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SUBccTV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011" calcext:value-type="float">
            <text:p>100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52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MULS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0100" calcext:value-type="float">
            <text:p>100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53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UMUL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0" calcext:value-type="float">
            <text:p>00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54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MUL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011" calcext:value-type="float">
            <text:p>001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55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UMUL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0" calcext:value-type="float">
            <text:p>0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56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MUL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011" calcext:value-type="float">
            <text:p>011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57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UDIV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0" calcext:value-type="float">
            <text:p>001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58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DIV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" calcext:value-type="float">
            <text:p>001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59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UDIV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0" calcext:value-type="float">
            <text:p>0111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60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DIVcc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1" calcext:value-type="float">
            <text:p>0111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61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AVE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00" calcext:value-type="float">
            <text:p>1111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62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ESTORE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101" calcext:value-type="float">
            <text:p>1111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18" office:value-type="string" calcext:value-type="string">
            <text:p>Integer Arit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263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A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264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N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0" calcext:value-type="float">
            <text:p>0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65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N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66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" calcext:value-type="float">
            <text:p>0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67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G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0" calcext:value-type="float">
            <text:p>1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68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L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" calcext:value-type="float">
            <text:p>0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69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G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1" calcext:value-type="float">
            <text:p>1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70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L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" calcext:value-type="float">
            <text:p>0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71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GU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72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LEU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" calcext:value-type="float">
            <text:p>0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73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CC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1" calcext:value-type="float">
            <text:p>1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74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CS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" calcext:value-type="float">
            <text:p>0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75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POS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76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NEG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" calcext:value-type="float">
            <text:p>0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77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VC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1" calcext:value-type="float">
            <text:p>1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78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BVS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" calcext:value-type="float">
            <text:p>0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79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A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280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N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0" calcext:value-type="float">
            <text:p>0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81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" calcext:value-type="float">
            <text:p>0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82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G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" calcext:value-type="float">
            <text:p>0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83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G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" calcext:value-type="float">
            <text:p>0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84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L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" calcext:value-type="float">
            <text:p>0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85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L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" calcext:value-type="float">
            <text:p>0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86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LG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" calcext:value-type="float">
            <text:p>0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87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N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" calcext:value-type="float">
            <text:p>0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88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89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0" calcext:value-type="float">
            <text:p>1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90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G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1" calcext:value-type="float">
            <text:p>1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CONCATENATE (LOWER([.A291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G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292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L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1" calcext:value-type="float">
            <text:p>1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293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ULE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294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BO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1" calcext:value-type="float">
            <text:p>1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295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A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296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N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0" calcext:value-type="float">
            <text:p>00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297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" calcext:value-type="float">
            <text:p>0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298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2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" calcext:value-type="float">
            <text:p>0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299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2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" calcext:value-type="float">
            <text:p>0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00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1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" calcext:value-type="float">
            <text:p>0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01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1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" calcext:value-type="float">
            <text:p>0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02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12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" calcext:value-type="float">
            <text:p>0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03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12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" calcext:value-type="float">
            <text:p>0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04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05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0" calcext:value-type="float">
            <text:p>10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06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2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011" calcext:value-type="float">
            <text:p>10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07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2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08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1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01" calcext:value-type="float">
            <text:p>11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09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13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10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B012</text:p>
          </table:table-cell>
          <table:table-cell table:style-name="ce18" office:value-type="string" calcext:value-type="string">
            <text:p>op2</text:p>
          </table:table-cell>
          <table:table-cell table:style-name="ce20" office:value-type="float" office:value="1111" calcext:value-type="float">
            <text:p>111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CONCATENATE (LOWER([.A311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JMPL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000" calcext:value-type="float">
            <text:p>11100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12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ETT</text:p>
          </table:table-cell>
          <table:table-cell table:style-name="ce18" office:value-type="string" calcext:value-type="string">
            <text:p>op3</text:p>
          </table:table-cell>
          <table:table-cell table:style-name="ce19" office:value-type="float" office:value="111001" calcext:value-type="float">
            <text:p>11100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13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A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14])" office:value-type="string" office:string-value="ta" calcext:value-type="string">
            <text:p>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N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15])" office:value-type="string" office:string-value="tn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NE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16])" office:value-type="string" office:string-value="tne" calcext:value-type="string">
            <text:p>t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E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17])" office:value-type="string" office:string-value="te" calcext:value-type="string">
            <text:p>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G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18])" office:value-type="string" office:string-value="tg" calcext:value-type="string">
            <text:p>t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LE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19])" office:value-type="string" office:string-value="tle" calcext:value-type="string">
            <text:p>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GE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20])" office:value-type="string" office:string-value="tge" calcext:value-type="string">
            <text:p>t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L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21])" office:value-type="string" office:string-value="tl" calcext:value-type="string">
            <text:p>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GU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22])" office:value-type="string" office:string-value="tgu" calcext:value-type="string">
            <text:p>tg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LEU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23])" office:value-type="string" office:string-value="tleu" calcext:value-type="string">
            <text:p>t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CC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24])" office:value-type="string" office:string-value="tcc" calcext:value-type="string">
            <text:p>t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CS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25])" office:value-type="string" office:string-value="tcs" calcext:value-type="string">
            <text:p>t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POS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26])" office:value-type="string" office:string-value="tpos" calcext:value-type="string">
            <text:p>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NEG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27])" office:value-type="string" office:string-value="tneg" calcext:value-type="string">
            <text:p>tn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VC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28])" office:value-type="string" office:string-value="tvc" calcext:value-type="string">
            <text:p>tv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TVS</text:p>
          </table:table-cell>
          <table:table-cell table:style-name="ce18" office:value-type="string" calcext:value-type="string">
            <text:p>op3</text:p>
          </table:table-cell>
          <table:table-cell table:style-name="ce20" office:value-type="float" office:value="111010" calcext:value-type="float">
            <text:p>11101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18" office:value-type="string" calcext:value-type="string">
            <text:p>Control Transf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29])" office:value-type="string" office:string-value="tvs" calcext:value-type="string">
            <text:p>t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#software-trap</text:p>
          </table:table-cell>
          <table:table-cell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FLUSH</text:p>
          </table:table-cell>
          <table:table-cell table:style-name="ce18" office:value-type="string" calcext:value-type="string">
            <text:p>op3</text:p>
          </table:table-cell>
          <table:table-cell table:style-name="ce18" office:value-type="float" office:value="111011" calcext:value-type="float">
            <text:p>1110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18" office:value-type="string" calcext:value-type="string">
            <text:p>Load/Stor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formula="of:=LOWER([.A330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3"/>
        </table:table-row>
        <table:table-row table:style-name="ro4" table:number-rows-repeated="52">
          <table:table-cell table:number-columns-repeated="1024"/>
        </table:table-row>
        <table:table-row table:style-name="ro4" table:number-rows-repeated="2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4" table:number-rows-repeated="10481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arc-Formats-Pg-44" table:style-name="ta1">
        <office:forms form:automatic-focus="false" form:apply-design-mode="false"/>
        <table:table-column table:style-name="co8" table:default-cell-style-name="ce15"/>
        <table:table-column table:style-name="co2" table:default-cell-style-name="ce24"/>
        <table:table-column table:style-name="co2" table:default-cell-style-name="ce39"/>
        <table:table-column table:style-name="co2" table:default-cell-style-name="ce37"/>
        <table:table-column table:style-name="co2" table:number-columns-repeated="4" table:default-cell-style-name="ce15"/>
        <table:table-column table:style-name="co2" table:default-cell-style-name="ce37"/>
        <table:table-column table:style-name="co2" table:number-columns-repeated="2" table:default-cell-style-name="ce15"/>
        <table:table-column table:style-name="co2" table:default-cell-style-name="ce37"/>
        <table:table-column table:style-name="co2" table:number-columns-repeated="2" table:default-cell-style-name="ce15"/>
        <table:table-column table:style-name="co2" table:default-cell-style-name="ce37"/>
        <table:table-column table:style-name="co2" table:number-columns-repeated="4" table:default-cell-style-name="ce15"/>
        <table:table-column table:style-name="co2" table:number-columns-repeated="2" table:default-cell-style-name="ce37"/>
        <table:table-column table:style-name="co2" table:number-columns-repeated="7" table:default-cell-style-name="ce15"/>
        <table:table-column table:style-name="co2" table:default-cell-style-name="ce37"/>
        <table:table-column table:style-name="co2" table:number-columns-repeated="4" table:default-cell-style-name="ce15"/>
        <table:table-column table:style-name="co17" table:number-columns-repeated="2" table:default-cell-style-name="Default"/>
        <table:table-column table:style-name="co8" table:number-columns-repeated="989" table:default-cell-style-name="ce30"/>
        <table:table-row table:style-name="ro4">
          <table:table-cell table:style-name="ce14" office:value-type="string" calcext:value-type="string" table:number-columns-spanned="1" table:number-rows-spanned="3">
            <text:p>Format 1</text:p>
            <text:p>CALL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3" table:number-rows-spanned="3">
            <text:p>30 bit value is a PC relative word displacement. In other words:</text:p>
            <text:p>Destination Address = PC + (4 x disp30)</text:p>
          </table:table-cell>
          <table:covered-table-cell table:number-columns-repeated="2"/>
          <table:table-cell table:number-columns-repeated="987"/>
        </table:table-row>
        <table:table-row table:style-name="ro4">
          <table:covered-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 table:style-name="ce15"/>
          <table:table-cell table:style-name="ce15" office:value-type="string" calcext:value-type="string" table:number-columns-spanned="30" table:number-rows-spanned="1">
            <text:p>disp30</text:p>
          </table:table-cell>
          <table:covered-table-cell table:number-columns-repeated="4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number-columns-repeated="4"/>
          <table:covered-table-cell table:number-columns-repeated="2" table:style-name="ce15"/>
          <table:covered-table-cell table:number-columns-repeated="7"/>
          <table:covered-table-cell table:style-name="ce15"/>
          <table:covered-table-cell table:number-columns-repeated="4"/>
          <table:table-cell/>
          <table:covered-table-cell table:style-name="ce30"/>
          <table:covered-table-cell table:number-columns-repeated="2"/>
          <table:table-cell table:number-columns-repeated="987"/>
        </table:table-row>
        <table:table-row table:style-name="ro4">
          <table:covered-table-cell/>
          <table:table-cell table:style-name="ce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table:number-columns-repeated="2"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1</text:p>
          </table:table-cell>
          <table:covered-table-cell table:style-name="ce30"/>
          <table:covered-table-cell table:number-columns-repeated="2"/>
          <table:table-cell table:number-columns-repeated="987"/>
        </table:table-row>
        <table:table-row table:style-name="ro4">
          <table:table-cell table:number-columns-spanned="33" table:number-rows-spanned="1"/>
          <table:covered-table-cell table:number-columns-repeated="3" table:style-name="ce15"/>
          <table:covered-table-cell table:number-columns-repeated="4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number-columns-repeated="4"/>
          <table:covered-table-cell table:number-columns-repeated="2" table:style-name="ce15"/>
          <table:covered-table-cell table:number-columns-repeated="7"/>
          <table:covered-table-cell table:style-name="ce15"/>
          <table:covered-table-cell table:number-columns-repeated="4"/>
          <table:table-cell/>
          <table:table-cell table:style-name="ce30"/>
          <table:table-cell table:number-columns-repeated="989"/>
        </table:table-row>
        <table:table-row table:style-name="ro7">
          <table:table-cell table:style-name="ce14" office:value-type="string" calcext:value-type="string">
            <text:p>Format 2</text:p>
            <text:p>Bicc, FBfcc, CBccc, SETHI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62" office:value-type="string" calcext:value-type="string" table:number-columns-spanned="1" table:number-rows-spanned="5">
            <text:p>Case analysis using table 5.2 on pg 45</text:p>
          </table:table-cell>
          <table:table-cell table:style-name="ce22" office:value-type="string" calcext:value-type="string" table:number-columns-spanned="1" table:number-rows-spanned="5">
            <text:p>'a’ bit used by branch insns; pg 119</text:p>
          </table:table-cell>
          <table:table-cell table:style-name="ce22" office:value-type="string" calcext:value-type="string" table:number-columns-spanned="1" table:number-rows-spanned="5">
            <text:p>SETHI, the only non branch, uses the RD register field.</text:p>
          </table:table-cell>
          <table:table-cell table:number-columns-repeated="987"/>
        </table:table-row>
        <table:table-row table:style-name="ro4">
          <table: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 table:style-name="ce15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1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15" office:value-type="string" calcext:value-type="string" table:number-columns-spanned="22" table:number-rows-spanned="1">
            <text:p>imm22</text:p>
          </table:table-cell>
          <table:covered-table-cell table:number-columns-repeated="2"/>
          <table:covered-table-cell table:style-name="ce15"/>
          <table:covered-table-cell table:number-columns-repeated="4"/>
          <table:covered-table-cell table:number-columns-repeated="2" table:style-name="ce15"/>
          <table:covered-table-cell table:number-columns-repeated="7"/>
          <table:covered-table-cell table:style-name="ce15"/>
          <table:covered-table-cell table:number-columns-repeated="4"/>
          <table:table-cell office:value-type="string" calcext:value-type="string">
            <text:p>op22</text:p>
          </table:table-cell>
          <table:covered-table-cell table:style-name="ce30"/>
          <table:covered-table-cell table:number-columns-repeated="2"/>
          <table:table-cell table:number-columns-repeated="987"/>
        </table:table-row>
        <table:table-row table:style-name="ro4">
          <table:table-cell table:style-name="ce37"/>
          <table:table-cell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table:number-columns-repeated="2"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22</text:p>
          </table:table-cell>
          <table:covered-table-cell table:style-name="ce30"/>
          <table:covered-table-cell table:number-columns-repeated="2"/>
          <table:table-cell table:number-columns-repeated="987"/>
        </table:table-row>
        <table:table-row table:style-name="ro4">
          <table:table-cell table:style-name="ce37"/>
          <table:table-cell office:value-type="string" calcext:value-type="string" table:number-columns-spanned="2" table:number-rows-spanned="1">
            <text:p>op</text:p>
          </table:table-cell>
          <table:covered-table-cell table:style-name="ce15"/>
          <table:table-cell office:value-type="string" calcext:value-type="string">
            <text:p>A=0</text:p>
          </table:table-cell>
          <table:table-cell office:value-type="string" calcext:value-type="string" table:number-columns-spanned="4" table:number-rows-spanned="1">
            <text:p>cond</text:p>
          </table:table-cell>
          <table:covered-table-cell table:number-columns-repeated="3"/>
          <table:table-cell table:style-name="ce41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15" office:value-type="string" calcext:value-type="string" table:number-columns-spanned="22" table:number-rows-spanned="1">
            <text:p>disp22</text:p>
          </table:table-cell>
          <table:covered-table-cell table:number-columns-repeated="2"/>
          <table:covered-table-cell table:style-name="ce15"/>
          <table:covered-table-cell table:number-columns-repeated="4"/>
          <table:covered-table-cell table:number-columns-repeated="2" table:style-name="ce15"/>
          <table:covered-table-cell table:number-columns-repeated="7"/>
          <table:covered-table-cell table:style-name="ce15"/>
          <table:covered-table-cell table:number-columns-repeated="4"/>
          <table:table-cell office:value-type="string" calcext:value-type="string">
            <text:p>op21</text:p>
          </table:table-cell>
          <table:covered-table-cell table:style-name="ce30"/>
          <table:covered-table-cell table:number-columns-repeated="2"/>
          <table:table-cell table:number-columns-repeated="987"/>
        </table:table-row>
        <table:table-row table:style-name="ro4">
          <table:table-cell table:style-name="ce37"/>
          <table:table-cell table:style-name="ce3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table:number-columns-repeated="2"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21</text:p>
          </table:table-cell>
          <table:covered-table-cell table:style-name="ce30"/>
          <table:covered-table-cell table:number-columns-repeated="2"/>
          <table:table-cell table:number-columns-repeated="987"/>
        </table:table-row>
        <table:table-row table:style-name="ro4">
          <table:table-cell table:style-name="ce37"/>
          <table:table-cell office:value-type="string" calcext:value-type="string" table:number-columns-spanned="2" table:number-rows-spanned="1">
            <text:p>op</text:p>
          </table:table-cell>
          <table:covered-table-cell table:style-name="ce15"/>
          <table:table-cell office:value-type="string" calcext:value-type="string">
            <text:p>A=1</text:p>
          </table:table-cell>
          <table:table-cell office:value-type="string" calcext:value-type="string" table:number-columns-spanned="4" table:number-rows-spanned="1">
            <text:p>cond</text:p>
          </table:table-cell>
          <table:covered-table-cell table:number-columns-repeated="3"/>
          <table:table-cell table:style-name="ce41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15" office:value-type="string" calcext:value-type="string" table:number-columns-spanned="22" table:number-rows-spanned="1">
            <text:p>disp22</text:p>
          </table:table-cell>
          <table:covered-table-cell table:number-columns-repeated="2"/>
          <table:covered-table-cell table:style-name="ce15"/>
          <table:covered-table-cell table:number-columns-repeated="4"/>
          <table:covered-table-cell table:number-columns-repeated="2" table:style-name="ce15"/>
          <table:covered-table-cell table:number-columns-repeated="7"/>
          <table:covered-table-cell table:style-name="ce15"/>
          <table:covered-table-cell table:number-columns-repeated="4"/>
          <table:table-cell office:value-type="string" calcext:value-type="string">
            <text:p>op24</text:p>
          </table:table-cell>
          <table:table-cell table:style-name="ce30"/>
          <table:table-cell table:number-columns-repeated="989"/>
        </table:table-row>
        <table:table-row table:style-name="ro4">
          <table:table-cell table:style-name="ce37"/>
          <table:table-cell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table:number-columns-repeated="2"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24</text:p>
          </table:table-cell>
          <table:table-cell table:style-name="ce30"/>
          <table:table-cell table:number-columns-repeated="989"/>
        </table:table-row>
        <table:table-row table:style-name="ro4">
          <table:table-cell table:style-name="ce37"/>
          <table:table-cell office:value-type="string" calcext:value-type="string" table:number-columns-spanned="2" table:number-rows-spanned="1">
            <text:p>op</text:p>
          </table:table-cell>
          <table:covered-table-cell table:style-name="ce15"/>
          <table:table-cell table:style-name="ce15" table:number-columns-spanned="5" table:number-rows-spanned="1"/>
          <table:covered-table-cell table:number-columns-repeated="4"/>
          <table:table-cell table:style-name="ce41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15" table:number-columns-spanned="22" table:number-rows-spanned="1"/>
          <table:covered-table-cell table:number-columns-repeated="2"/>
          <table:covered-table-cell table:style-name="ce15"/>
          <table:covered-table-cell table:number-columns-repeated="4"/>
          <table:covered-table-cell table:number-columns-repeated="2" table:style-name="ce15"/>
          <table:covered-table-cell table:number-columns-repeated="7"/>
          <table:covered-table-cell table:style-name="ce15"/>
          <table:covered-table-cell table:number-columns-repeated="4"/>
          <table:table-cell office:value-type="string" calcext:value-type="string">
            <text:p>op23</text:p>
          </table:table-cell>
          <table:table-cell table:style-name="ce30" office:value-type="string" calcext:value-type="string" table:number-columns-spanned="1" table:number-rows-spanned="2">
            <text:p>NOP</text:p>
          </table:table-cell>
          <table:table-cell table:number-columns-repeated="989"/>
        </table:table-row>
        <table:table-row table:style-name="ro4">
          <table:table-cell table:style-name="ce37"/>
          <table:table-cell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table:number-columns-repeated="2"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23</text:p>
          </table:table-cell>
          <table:covered-table-cell table:style-name="ce30"/>
          <table:table-cell table:number-columns-repeated="989"/>
        </table:table-row>
        <table:table-row table:style-name="ro4">
          <table:table-cell table:style-name="ce37"/>
          <table:table-cell office:value-type="string" calcext:value-type="string" table:number-columns-spanned="2" table:number-rows-spanned="1">
            <text:p>op</text:p>
          </table:table-cell>
          <table:covered-table-cell table:style-name="ce15"/>
          <table:table-cell table:style-name="ce15" office:value-type="string" calcext:value-type="string" table:number-columns-spanned="5" table:number-rows-spanned="1">
            <text:p>RESERVED</text:p>
          </table:table-cell>
          <table:covered-table-cell table:number-columns-repeated="4"/>
          <table:table-cell table:style-name="ce41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15" office:value-type="string" calcext:value-type="string" table:number-columns-spanned="22" table:number-rows-spanned="1">
            <text:p>const22</text:p>
          </table:table-cell>
          <table:covered-table-cell table:number-columns-repeated="2"/>
          <table:covered-table-cell table:style-name="ce15"/>
          <table:covered-table-cell table:number-columns-repeated="4"/>
          <table:covered-table-cell table:number-columns-repeated="2" table:style-name="ce15"/>
          <table:covered-table-cell table:number-columns-repeated="7"/>
          <table:covered-table-cell table:style-name="ce15"/>
          <table:covered-table-cell table:number-columns-repeated="4"/>
          <table:table-cell office:value-type="string" calcext:value-type="string">
            <text:p>op25</text:p>
          </table:table-cell>
          <table:table-cell table:style-name="ce30"/>
          <table:table-cell table:number-columns-repeated="989"/>
        </table:table-row>
        <table:table-row table:style-name="ro4">
          <table:table-cell table:style-name="ce37"/>
          <table:table-cell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/>
          <table:table-cell table:style-name="ce37" table:number-columns-repeated="2"/>
          <table:table-cell/>
          <table:table-cell table:style-name="ce37" table:number-columns-repeated="4"/>
          <table:table-cell table:number-columns-repeated="2"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25</text:p>
          </table:table-cell>
          <table:table-cell table:style-name="ce30"/>
          <table:table-cell table:number-columns-repeated="989"/>
        </table:table-row>
        <table:table-row table:style-name="ro4">
          <table:table-cell table:number-columns-spanned="33" table:number-rows-spanned="1"/>
          <table:covered-table-cell table:number-columns-repeated="3" table:style-name="ce15"/>
          <table:covered-table-cell table:number-columns-repeated="4"/>
          <table:covered-table-cell table:style-name="ce15"/>
          <table:covered-table-cell table:number-columns-repeated="2"/>
          <table:covered-table-cell table:style-name="ce15"/>
          <table:covered-table-cell table:number-columns-repeated="2"/>
          <table:covered-table-cell table:style-name="ce15"/>
          <table:covered-table-cell table:number-columns-repeated="4"/>
          <table:covered-table-cell table:number-columns-repeated="2" table:style-name="ce15"/>
          <table:covered-table-cell table:number-columns-repeated="7"/>
          <table:covered-table-cell table:style-name="ce15"/>
          <table:covered-table-cell table:number-columns-repeated="4"/>
          <table:table-cell/>
          <table:table-cell table:style-name="ce30"/>
          <table:table-cell table:number-columns-repeated="989"/>
        </table:table-row>
        <table:table-row table:style-name="ro4">
          <table:table-cell table:style-name="ce14" office:value-type="string" calcext:value-type="string" table:number-columns-spanned="1" table:number-rows-spanned="7">
            <text:p>Format 3 Non-Memory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0"/>
          <table:table-cell table:number-columns-repeated="989"/>
        </table:table-row>
        <table:table-row table:style-name="ro4">
          <table:covered-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7" office:value-type="string" calcext:value-type="string">
            <text:p>I=0</text:p>
          </table:table-cell>
          <table:table-cell table:style-name="ce15" office:value-type="string" calcext:value-type="string" table:number-columns-spanned="8" table:number-rows-spanned="1">
            <text:p>asi</text:p>
          </table:table-cell>
          <table:covered-table-cell table:number-columns-repeated="7"/>
          <table:table-cell table:style-name="ce2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1</text:p>
          </table:table-cell>
          <table:table-cell table:style-name="ce30"/>
          <table:table-cell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office:value-type="float" office:value="0" calcext:value-type="float">
            <text:p>0</text:p>
          </table:table-cell>
          <table:table-cell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31</text:p>
          </table:table-cell>
          <table:table-cell table:style-name="ce30"/>
          <table:table-cell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7" office:value-type="string" calcext:value-type="string">
            <text:p>I=1</text:p>
          </table:table-cell>
          <table:table-cell table:style-name="ce15" office:value-type="string" calcext:value-type="string" table:number-columns-spanned="13" table:number-rows-spanned="1">
            <text:p>simm13</text:p>
          </table:table-cell>
          <table:covered-table-cell table:number-columns-repeated="7"/>
          <table:covered-table-cell table:style-name="ce15"/>
          <table:covered-table-cell table:number-columns-repeated="4"/>
          <table:table-cell office:value-type="string" calcext:value-type="string">
            <text:p>op32</text:p>
          </table:table-cell>
          <table:table-cell table:style-name="ce30"/>
          <table:table-cell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office:value-type="float" office:value="1" calcext:value-type="float">
            <text:p>1</text:p>
          </table:table-cell>
          <table:table-cell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32</text:p>
          </table:table-cell>
          <table:table-cell table:style-name="ce30"/>
          <table:table-cell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string" calcext:value-type="string" table:number-columns-spanned="9" table:number-rows-spanned="1">
            <text:p>opf</text:p>
          </table:table-cell>
          <table:covered-table-cell table:style-name="ce15"/>
          <table:covered-table-cell table:number-columns-repeated="7"/>
          <table:table-cell table:style-name="ce2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3</text:p>
          </table:table-cell>
          <table:table-cell table:style-name="ce30"/>
          <table:table-cell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table:number-columns-repeated="2"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33</text:p>
          </table:table-cell>
          <table:table-cell table:style-name="ce30"/>
          <table:table-cell table:number-columns-repeated="989"/>
        </table:table-row>
        <table:table-row table:style-name="ro4">
          <table:table-cell table:style-name="ce14" office:value-type="string" calcext:value-type="string" table:number-columns-spanned="1" table:number-rows-spanned="7">
            <text:p>Format 3 Memory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0"/>
          <table:table-cell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7" office:value-type="string" calcext:value-type="string">
            <text:p>I=0</text:p>
          </table:table-cell>
          <table:table-cell table:style-name="ce15" office:value-type="string" calcext:value-type="string" table:number-columns-spanned="8" table:number-rows-spanned="1">
            <text:p>asi</text:p>
          </table:table-cell>
          <table:covered-table-cell table:number-columns-repeated="7"/>
          <table:table-cell table:style-name="ce2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4</text:p>
          </table:table-cell>
          <table:table-cell table:style-name="ce30"/>
          <table:table-cell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office:value-type="float" office:value="0" calcext:value-type="float">
            <text:p>0</text:p>
          </table:table-cell>
          <table:table-cell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34</text:p>
          </table:table-cell>
          <table:table-cell table:style-name="ce30"/>
          <table:table-cell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7" office:value-type="string" calcext:value-type="string">
            <text:p>I=1</text:p>
          </table:table-cell>
          <table:table-cell table:style-name="ce15" office:value-type="string" calcext:value-type="string" table:number-columns-spanned="13" table:number-rows-spanned="1">
            <text:p>simm13</text:p>
          </table:table-cell>
          <table:covered-table-cell table:number-columns-repeated="7"/>
          <table:covered-table-cell table:style-name="ce15"/>
          <table:covered-table-cell table:number-columns-repeated="4"/>
          <table:table-cell office:value-type="string" calcext:value-type="string">
            <text:p>op35</text:p>
          </table:table-cell>
          <table:table-cell table:style-name="ce30"/>
          <table:table-cell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office:value-type="float" office:value="1" calcext:value-type="float">
            <text:p>1</text:p>
          </table:table-cell>
          <table:table-cell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35</text:p>
          </table:table-cell>
          <table:table-cell table:style-name="ce30"/>
          <table:table-cell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string" calcext:value-type="string" table:number-columns-spanned="9" table:number-rows-spanned="1">
            <text:p>opf</text:p>
          </table:table-cell>
          <table:covered-table-cell table:style-name="ce15"/>
          <table:covered-table-cell table:number-columns-repeated="7"/>
          <table:table-cell table:style-name="ce2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6</text:p>
          </table:table-cell>
          <table:table-cell table:style-name="ce30"/>
          <table:table-cell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table:number-columns-repeated="2"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36</text:p>
          </table:table-cell>
          <table:table-cell table:style-name="ce30"/>
          <table:table-cell table:number-columns-repeated="989"/>
        </table:table-row>
        <table:table-row table:style-name="ro4">
          <table:table-cell table:style-name="ce14" office:value-type="string" calcext:value-type="string" table:number-columns-spanned="1" table:number-rows-spanned="5">
            <text:p>Format 3 Trap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15" office:value-type="string" calcext:value-type="string" table:number-columns-spanned="5" table:number-rows-spanned="1">
            <text:p>RESERVE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7" office:value-type="string" calcext:value-type="string">
            <text:p>I=0</text:p>
          </table:table-cell>
          <table:table-cell table:style-name="ce15" office:value-type="string" calcext:value-type="string" table:number-columns-spanned="8" table:number-rows-spanned="1">
            <text:p>RESERVED</text:p>
          </table:table-cell>
          <table:covered-table-cell table:number-columns-repeated="7"/>
          <table:table-cell table:style-name="ce2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7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R</text:p>
          </table:table-cell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7" table:style-name="ce37" office:value-type="string" calcext:value-type="string">
            <text:p>R</text:p>
          </table:table-cell>
          <table:table-cell/>
          <table:table-cell table:style-name="ce37" table:number-columns-repeated="4"/>
          <table:table-cell office:value-type="string" calcext:value-type="string">
            <text:p>op37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15" office:value-type="string" calcext:value-type="string" table:number-columns-spanned="5" table:number-rows-spanned="1">
            <text:p>RESERVED</text:p>
          </table:table-cell>
          <table:covered-table-cell office:value-type="string" calcext:value-type="string">
            <text:p>cond</text:p>
          </table:covered-table-cell>
          <table:covered-table-cell table:number-columns-repeated="3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7" office:value-type="string" calcext:value-type="string">
            <text:p>I=1</text:p>
          </table:table-cell>
          <table:table-cell table:style-name="ce15" office:value-type="string" calcext:value-type="string" table:number-columns-spanned="6" table:number-rows-spanned="1">
            <text:p>RESERVED</text:p>
          </table:table-cell>
          <table:covered-table-cell table:number-columns-repeated="5"/>
          <table:table-cell office:value-type="string" calcext:value-type="string" table:number-columns-spanned="7" table:number-rows-spanned="1">
            <text:p>imm7</text:p>
          </table:table-cell>
          <table:covered-table-cell/>
          <table:covered-table-cell table:style-name="ce15"/>
          <table:covered-table-cell table:number-columns-repeated="4"/>
          <table:table-cell office:value-type="string" calcext:value-type="string">
            <text:p>op38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R</text:p>
          </table:table-cell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5" table:style-name="ce37" office:value-type="string" calcext:value-type="string">
            <text:p>R</text:p>
          </table:table-cell>
          <table:table-cell table:style-name="ce37" table:number-columns-repeated="2"/>
          <table:table-cell/>
          <table:table-cell table:style-name="ce37" table:number-columns-repeated="4"/>
          <table:table-cell office:value-type="string" calcext:value-type="string">
            <text:p>op38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14" office:value-type="string" calcext:value-type="string" table:number-columns-spanned="1" table:number-rows-spanned="5">
            <text:p>Format 3 CoProc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string" calcext:value-type="string" table:number-columns-spanned="9" table:number-rows-spanned="1">
            <text:p>opc</text:p>
          </table:table-cell>
          <table:covered-table-cell table:style-name="ce15"/>
          <table:covered-table-cell table:number-columns-repeated="7"/>
          <table:table-cell table:style-name="ce2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9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 table:number-columns-repeated="4"/>
          <table:table-cell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37" table:number-columns-repeated="4"/>
          <table:table-cell table:number-columns-repeated="2"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39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string" calcext:value-type="string" table:number-columns-spanned="9" table:number-rows-spanned="1">
            <text:p>opc</text:p>
          </table:table-cell>
          <table:covered-table-cell table:style-name="ce15"/>
          <table:covered-table-cell table:number-columns-repeated="7"/>
          <table:table-cell table:style-name="ce2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0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 table:number-columns-repeated="4"/>
          <table:table-cell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/>
          <table:table-cell table:style-name="ce37" table:number-columns-repeated="4"/>
          <table:table-cell table:number-columns-repeated="2"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30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14" office:value-type="string" calcext:value-type="string" table:number-columns-spanned="1" table:number-rows-spanned="5">
            <text:p>Format 3 STBar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7" office:value-type="string" calcext:value-type="string">
            <text:p>I=0</text:p>
          </table:table-cell>
          <table:table-cell table:style-name="ce15" office:value-type="string" calcext:value-type="string" table:number-columns-spanned="8" table:number-rows-spanned="1">
            <text:p>unused</text:p>
          </table:table-cell>
          <table:covered-table-cell table:number-columns-repeated="7"/>
          <table:table-cell table:style-name="ce2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40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/>
          <table:table-cell table:style-name="ce37" table:number-columns-repeated="4"/>
          <table:table-cell office:value-type="string" calcext:value-type="string">
            <text:p>op40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string" calcext:value-type="string" table:number-columns-spanned="14" table:number-rows-spanned="1">
            <text:p>unused</text:p>
          </table:table-cell>
          <table:covered-table-cell table:style-name="ce15"/>
          <table:covered-table-cell table:number-columns-repeated="7"/>
          <table:covered-table-cell table:style-name="ce26"/>
          <table:covered-table-cell table:number-columns-repeated="4"/>
          <table:table-cell office:value-type="string" calcext:value-type="string">
            <text:p>op41</text:p>
          </table:table-cell>
          <table:table-cell/>
          <table:table-cell table:style-name="Default" table:number-columns-repeated="989"/>
        </table:table-row>
        <table:table-row table:style-name="ro4">
          <table:covered-table-cell/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 table:number-columns-repeated="4"/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office:value-type="string" calcext:value-type="string">
            <text:p>op41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37"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5" office:value-type="string" calcext:value-type="string" table:number-columns-spanned="14" table:number-rows-spanned="1">
            <text:p>unused</text:p>
          </table:table-cell>
          <table:covered-table-cell table:style-name="ce15"/>
          <table:covered-table-cell table:number-columns-repeated="7"/>
          <table:covered-table-cell table:style-name="ce26"/>
          <table:covered-table-cell table:number-columns-repeated="4"/>
          <table:table-cell office:value-type="string" calcext:value-type="string">
            <text:p>op42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37"/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office:value-type="string" calcext:value-type="string">
            <text:p>op42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37"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15" office:value-type="string" calcext:value-type="string" table:number-columns-spanned="5" table:number-rows-spanned="1">
            <text:p>unuse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7" office:value-type="string" calcext:value-type="string">
            <text:p>I=0</text:p>
          </table:table-cell>
          <table:table-cell table:style-name="ce15" office:value-type="string" calcext:value-type="string" table:number-columns-spanned="8" table:number-rows-spanned="1">
            <text:p>unused</text:p>
          </table:table-cell>
          <table:covered-table-cell table:number-columns-repeated="7"/>
          <table:table-cell table:style-name="ce26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43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37"/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/>
          <table:table-cell table:style-name="ce37" table:number-columns-repeated="4"/>
          <table:table-cell office:value-type="string" calcext:value-type="string">
            <text:p>op43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37"/>
          <table:table-cell office:value-type="string" calcext:value-type="string" table:number-columns-spanned="2" table:number-rows-spanned="1">
            <text:p>op</text:p>
          </table:table-cell>
          <table:covered-table-cell table:style-name="ce24"/>
          <table:table-cell table:style-name="ce26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26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7" office:value-type="string" calcext:value-type="string">
            <text:p>I=1</text:p>
          </table:table-cell>
          <table:table-cell table:style-name="ce15" office:value-type="string" calcext:value-type="string" table:number-columns-spanned="13" table:number-rows-spanned="1">
            <text:p>simm13</text:p>
          </table:table-cell>
          <table:covered-table-cell table:number-columns-repeated="7"/>
          <table:covered-table-cell table:style-name="ce15"/>
          <table:covered-table-cell table:number-columns-repeated="4"/>
          <table:table-cell office:value-type="string" calcext:value-type="string">
            <text:p>op44</text:p>
          </table:table-cell>
          <table:table-cell/>
          <table:table-cell table:style-name="Default" table:number-columns-repeated="989"/>
        </table:table-row>
        <table:table-row table:style-name="ro4">
          <table:table-cell table:style-name="ce37"/>
          <table:table-cell table:style-name="ce3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37" table:number-columns-repeated="2"/>
          <table:table-cell/>
          <table:table-cell table:style-name="ce37" table:number-columns-repeated="2"/>
          <table:table-cell/>
          <table:table-cell table:style-name="ce37" table:number-columns-repeated="4"/>
          <table:table-cell office:value-type="float" office:value="1" calcext:value-type="float">
            <text:p>1</text:p>
          </table:table-cell>
          <table:table-cell/>
          <table:table-cell table:style-name="ce37" table:number-columns-repeated="7"/>
          <table:table-cell/>
          <table:table-cell table:style-name="ce37" table:number-columns-repeated="4"/>
          <table:table-cell office:value-type="string" calcext:value-type="string">
            <text:p>op44</text:p>
          </table:table-cell>
          <table:table-cell/>
          <table:table-cell table:style-name="Default" table:number-columns-repeated="989"/>
        </table:table-row>
        <table:table-row table:style-name="ro4">
          <table:table-cell table:number-columns-spanned="33" table:number-rows-spanned="1"/>
          <table:covered-table-cell table:number-columns-repeated="32" table:style-name="Default"/>
          <table:table-cell table:number-columns-repeated="2"/>
          <table:table-cell table:style-name="Default" table:number-columns-repeated="989"/>
        </table:table-row>
      </table:table>
      <table:table table:name="Format-Details" table:style-name="ta1">
        <office:forms form:automatic-focus="false" form:apply-design-mode="false"/>
        <table:table-column table:style-name="co2" table:number-columns-repeated="36" table:default-cell-style-name="Default"/>
        <table:table-column table:style-name="co18" table:default-cell-style-name="Default"/>
        <table:table-column table:style-name="co2" table:number-columns-repeated="14" table:default-cell-style-name="Default"/>
        <table:table-row table:style-name="ro4">
          <table:table-cell office:value-type="string" calcext:value-type="string">
            <text:p>Format_Name</text:p>
          </table:table-cell>
          <table:table-cell office:value-type="string" calcext:value-type="string">
            <text:p>Num_Fields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Sum-Of-Lengths</text:p>
          </table:table-cell>
        </table:table-row>
        <table:table-row table:style-name="ro4"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]-[.E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J2]-[.K2]+1" office:value-type="float" office:value="30" calcext:value-type="float">
            <text:p>30</text:p>
          </table:table-cell>
          <table:table-cell/>
          <table:table-cell office:value-type="string" calcext:value-type="string">
            <text:p>range</text:p>
          </table:table-cell>
          <table:table-cell table:number-columns-repeated="36"/>
          <table:table-cell table:formula="of:=SUM([.AV2];[.AP2];[.AJ2];[.AD2];[.X2];[.R2];[.L2];[.F2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3]-[.E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3]-[.K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3]-[.Q3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3]-[.W3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24"/>
          <table:table-cell table:formula="of:=SUM([.AV3];[.AP3];[.AJ3];[.AD3];[.X3];[.R3];[.L3];[.F3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4]-[.E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4]-[.K4]+1" office:value-type="float" office:value="1" calcext:value-type="float">
            <text:p>1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4]-[.Q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V4]-[.W4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disp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AB4]-[.AC4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AV4];[.AP4];[.AJ4];[.AD4];[.X4];[.R4];[.L4];[.F4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5]-[.E5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5]-[.K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5]-[.Q5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5]-[.W5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AV5];[.AP5];[.AJ5];[.AD5];[.X5];[.R5];[.L5];[.F5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6]-[.E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6]-[.K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6]-[.Q6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onst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6]-[.W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</text:p>
          </table:table-cell>
          <table:table-cell table:number-columns-repeated="24"/>
          <table:table-cell table:formula="of:=SUM([.AV6];[.AP6];[.AJ6];[.AD6];[.X6];[.R6];[.L6];[.F6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7]-[.E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7]-[.K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7]-[.Q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7]-[.W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7]-[.AC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7]-[.AI7]+1" office:value-type="float" office:value="8" calcext:value-type="float">
            <text:p>8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7]-[.AO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7];[.AP7];[.AJ7];[.AD7];[.X7];[.R7];[.L7];[.F7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8]-[.E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8]-[.K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8]-[.Q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8]-[.W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8]-[.AC8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8]-[.AI8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8];[.AP8];[.AJ8];[.AD8];[.X8];[.R8];[.L8];[.F8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9]-[.E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9]-[.K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9]-[.Q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9]-[.W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9]-[.AC9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9]-[.AI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9];[.AP9];[.AJ9];[.AD9];[.X9];[.R9];[.L9];[.F9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0]-[.E1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0]-[.K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0]-[.Q1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0]-[.W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0]-[.AC1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10]-[.AI10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10]-[.AO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10];[.AP10];[.AJ10];[.AD10];[.X10];[.R10];[.L10];[.F10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1]-[.E1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1]-[.K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1]-[.Q1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1]-[.W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1]-[.AC1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11]-[.AI1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11];[.AP11];[.AJ11];[.AD11];[.X11];[.R11];[.L11];[.F11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2]-[.E12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2]-[.K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2]-[.Q1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2]-[.W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2]-[.AC1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2]-[.AI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2];[.AP12];[.AJ12];[.AD12];[.X12];[.R12];[.L12];[.F12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3]-[.E1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13]-[.K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13]-[.Q13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V13]-[.W1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B13]-[.AC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H13]-[.AI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N13]-[.AO13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T13]-[.AU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AV13];[.AP13];[.AJ13];[.AD13];[.X13];[.R13];[.L13];[.F13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4]-[.E1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14]-[.K1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14]-[.Q1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V14]-[.W1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B14]-[.AC1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H14]-[.AI1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N14]-[.AO14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m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T14]-[.AU14]+1" office:value-type="float" office:value="7" calcext:value-type="float">
            <text:p>7</text:p>
          </table:table-cell>
          <table:table-cell/>
          <table:table-cell office:value-type="string" calcext:value-type="string">
            <text:p>range</text:p>
          </table:table-cell>
          <table:table-cell table:formula="of:=SUM([.AV14];[.AP14];[.AJ14];[.AD14];[.X14];[.R14];[.L14];[.F14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5]-[.E1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5]-[.K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5]-[.Q1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5]-[.W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5]-[.AC15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5]-[.AI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5];[.AP15];[.AJ15];[.AD15];[.X15];[.R15];[.L15];[.F15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6]-[.E1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6]-[.K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6]-[.Q1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6]-[.W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6]-[.AC16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6]-[.AI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6];[.AP16];[.AJ16];[.AD16];[.X16];[.R16];[.L16];[.F16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7]-[.E17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7]-[.K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7]-[.Q1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7]-[.W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7]-[.AC1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17]-[.AI17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17]-[.AO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17];[.AP17];[.AJ17];[.AD17];[.X17];[.R17];[.L17];[.F17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8]-[.E1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8]-[.K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8]-[.Q1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8]-[.W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simm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B18]-[.AC18]+1" office:value-type="float" office:value="14" calcext:value-type="float">
            <text:p>14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AV18];[.AP18];[.AJ18];[.AD18];[.X18];[.R18];[.L18];[.F18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9]-[.E1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9]-[.K1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9]-[.Q19]+1" office:value-type="float" office:value="6" calcext:value-type="float">
            <text:p>6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9]-[.W19]+1" office:value-type="float" office:value="5" calcext:value-type="float">
            <text:p>5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B19]-[.AC19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18"/>
          <table:table-cell table:formula="of:=SUM([.AV19];[.AP19];[.AJ19];[.AD19];[.X19];[.R19];[.L19];[.F19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0]-[.E2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0]-[.K20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0]-[.Q2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0]-[.W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20]-[.AC2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20]-[.AI2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20]-[.AO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20];[.AP20];[.AJ20];[.AD20];[.X20];[.R20];[.L20];[.F20])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op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1]-[.E2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1]-[.K2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1]-[.Q2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1]-[.W2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21]-[.AC2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21]-[.AI2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21];[.AP21];[.AJ21];[.AD21];[.X21];[.R21];[.L21];[.F21])" office:value-type="float" office:value="32" calcext:value-type="float">
            <text:p>32</text:p>
          </table:table-cell>
        </table:table-row>
      </table:table>
      <table:named-expressions/>
      <table:database-ranges>
        <table:database-range table:name="__Anonymous_Sheet_DB__1" table:target-range-address="Formats.A1:Formats.BH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5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9:20:21.632747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5T19:30:30.963182373</dc:date>
    <meta:editing-duration>P1DT12H58M58S</meta:editing-duration>
    <meta:editing-cycles>297</meta:editing-cycles>
    <meta:generator>LibreOffice/6.0.7.3$Linux_X86_64 LibreOffice_project/00m0$Build-3</meta:generator>
    <dc:creator>Abhijat Vichare</dc:creator>
    <meta:document-statistic meta:table-count="6" meta:cell-count="11040" meta:object-count="0"/>
  </office:meta>
</office:document-meta>
</file>